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Standard"><text:span text:style-name="T2">1. What is the output of the below code:</text:span></text:p>
      <text:p text:style-name="Standard"><text:span text:style-name="T2">StringBuffer s = new StringBuffer("Hello");</text:span></text:p>
      <text:p text:style-name="Standard"><text:span text:style-name="T2">StringBuffer s1 = new StringBuffer("World");</text:span></text:p>
      <text:p text:style-name="Standard"><text:span text:style-name="T2">s.append(s1);</text:span></text:p>
      <text:p text:style-name="Standard"><text:span text:style-name="T2">System.out.println(s);</text:span></text:p>
      <text:p text:style-name="Standard"><text:span text:style-name="T3">A) Hello</text:span></text:p>
      <text:p text:style-name="Standard"><text:span text:style-name="T3">B) World</text:span></text:p>
      <text:p text:style-name="Standard"><text:span text:style-name="T3">C) Hello World</text:span></text:p>
      <text:p text:style-name="Standard"><text:span text:style-name="T3">D) Compilation Fails</text:span></text:p>
      <text:p text:style-name="P1"/>
      <text:p text:style-name="P1"/>
      <text:p text:style-name="Standard"><text:span text:style-name="T2">2. What is the ouput of the below syntax:</text:span></text:p>
      <text:p text:style-name="Standard"><text:span text:style-name="T2">String s = "IDEAL";</text:span></text:p>
      <text:p text:style-name="Standard"><text:span text:style-name="T2">System.out.println(s.substring(0, s.length()-1)+(s.charAt(s.length()-1)));</text:span></text:p>
      <text:p text:style-name="Standard"><text:span text:style-name="T3">A) IDE</text:span></text:p>
      <text:p text:style-name="Standard"><text:span text:style-name="T3">B) IDEAL</text:span></text:p>
      <text:p text:style-name="Standard"><text:span text:style-name="T3">C) IDEA</text:span></text:p>
      <text:p text:style-name="Standard"><text:span text:style-name="T3">D) Compilation Fails</text:span></text:p>
      <text:p text:style-name="P1"/>
      <text:p text:style-name="P1"><text:soft-page-break/></text:p>
      <text:p text:style-name="P2"/>
      <text:p text:style-name="P2"/>
      <text:p text:style-name="Standard"><text:span text:style-name="T2">3. What is the output of the below code: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tringBuffer buffer = new StringBuffer("HelloWorld");</text:span></text:p>
      <text:p text:style-name="Standard"><text:span text:style-name="T2">buffer.insert(5, "test");</text:span></text:p>
      <text:p text:style-name="Standard"><text:span text:style-name="T2">System.out.println(buffer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Hellotest</text:span></text:p>
      <text:p text:style-name="Standard"><text:span text:style-name="T3">B) HellotestWorld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Standard"><text:span text:style-name="T2">4. What is the output of the below code:</text:span></text:p>
      <text:p text:style-name="Standard"><text:span text:style-name="T2">public class Test{</text:span></text:p>
      <text:p text:style-name="Standard"><text:span text:style-name="T2">public static void main(String[] args) {</text:span></text:p>
      <text:p text:style-name="Standard"><text:span text:style-name="T2">String s = new String("IBM");</text:span></text:p>
      <text:p text:style-name="Standard"><text:soft-page-break/><text:span text:style-name="T2">System.out.println(s.length(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2</text:span></text:p>
      <text:p text:style-name="Standard"><text:span text:style-name="T3">B) 3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Standard"><text:span text:style-name="T2">5. What is the output of the below code: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tring str = "Good Morning";</text:span></text:p>
      <text:p text:style-name="Standard"><text:span text:style-name="T2">str.concat("Hello");</text:span></text:p>
      <text:p text:style-name="Standard"><text:span text:style-name="T2">System.out.println(str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Good Morning</text:span></text:p>
      <text:p text:style-name="Standard"><text:span text:style-name="T3">B) Good Morning Hello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><text:soft-page-break/></text:p>
      <text:p text:style-name="P1"/>
      <text:p text:style-name="Standard"><text:span text:style-name="T2">6. What is the output of the below code: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tringBuffer buffer = new StringBuffer("Good");</text:span></text:p>
      <text:p text:style-name="Standard"><text:span text:style-name="T2">buffer.reverse();</text:span></text:p>
      <text:p text:style-name="Standard"><text:span text:style-name="T2">System.out.println(buffer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dooG</text:span></text:p>
      <text:p text:style-name="Standard"><text:span text:style-name="T3">B) Good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Standard"><text:span text:style-name="T2">7. What is the output of the below code:</text:span></text:p>
      <text:p text:style-name="Standard"><text:span text:style-name="T2">public class DemoProgram {</text:span></text:p>
      <text:p text:style-name="Standard"><text:span text:style-name="T2">public static void main(String[] args) {</text:span></text:p>
      <text:p text:style-name="Standard"><text:span text:style-name="T2">System.out.println(5+4+"String"+7+1);</text:span></text:p>
      <text:p text:style-name="Standard"><text:span text:style-name="T2">}}</text:span></text:p>
      <text:p text:style-name="Standard"><text:soft-page-break/><text:span text:style-name="T3">A) 54String71</text:span></text:p>
      <text:p text:style-name="Standard"><text:span text:style-name="T3">B) 9String8</text:span></text:p>
      <text:p text:style-name="Standard"><text:span text:style-name="T3">C) 9String71</text:span></text:p>
      <text:p text:style-name="Standard"><text:span text:style-name="T3">D) 54String8</text:span></text:p>
      <text:p text:style-name="P1"/>
      <text:p text:style-name="P1"/>
      <text:p text:style-name="P1"/>
      <text:p text:style-name="P1"/>
      <text:p text:style-name="P1"/>
      <text:p text:style-name="Standard"><text:span text:style-name="T2">8. What is the output of the below code:</text:span></text:p>
      <text:p text:style-name="Standard"><text:span text:style-name="T2">public class DemoProgram {</text:span></text:p>
      <text:p text:style-name="Standard"><text:span text:style-name="T2">public static void main(String[] args) {</text:span></text:p>
      <text:p text:style-name="Standard"><text:span text:style-name="T2">String str = "Hello World";</text:span></text:p>
      <text:p text:style-name="Standard"><text:span text:style-name="T2">str.addAtIndex(5,"test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HellotestWorld</text:span></text:p>
      <text:p text:style-name="Standard"><text:span text:style-name="T3">B) Hellotest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><text:soft-page-break/></text:p>
      <text:p text:style-name="Standard"><text:span text:style-name="T2">9. What is the output of the above code?</text:span></text:p>
      <text:p text:style-name="Standard"><text:span text:style-name="T2">class SuperClass {</text:span></text:p>
      <text:p text:style-name="Standard"><text:span text:style-name="T2">public int doIt(String str, Integer... data)throws ArrayIndexOutOfBoundsException{</text:span></text:p>
      <text:p text:style-name="Standard"><text:span text:style-name="T2">String signature = "(String, Integer[])";</text:span></text:p>
      <text:p text:style-name="Standard"><text:span text:style-name="T2">System.out.println(str + " " + signature);</text:span></text:p>
      <text:p text:style-name="Standard"><text:span text:style-name="T2">return 1;</text:span></text:p>
      <text:p text:style-name="Standard"><text:span text:style-name="T2">}}</text:span></text:p>
      <text:p text:style-name="Standard"><text:span text:style-name="T2">public class Test extends SuperClass{</text:span></text:p>
      <text:p text:style-name="Standard"><text:span text:style-name="T2">public int doIt(String str, Integer... data) throws Exception</text:span></text:p>
      <text:p text:style-name="Standard"><text:span text:style-name="T2">{</text:span></text:p>
      <text:p text:style-name="Standard"><text:span text:style-name="T2">String signature = "(String, Integer[])";</text:span></text:p>
      <text:p text:style-name="Standard"><text:span text:style-name="T2">System.out.println("Overridden: " + str + " " + signature);</text:span></text:p>
      <text:p text:style-name="Standard"><text:span text:style-name="T2">return 0;</text:span></text:p>
      <text:p text:style-name="Standard"><text:span text:style-name="T2">}</text:span></text:p>
      <text:p text:style-name="Standard"><text:span text:style-name="T2">public static void main(String... args)</text:span></text:p>
      <text:p text:style-name="Standard"><text:span text:style-name="T2">{</text:span></text:p>
      <text:p text:style-name="Standard"><text:span text:style-name="T2">SuperClass sb = new Test();</text:span></text:p>
      <text:p text:style-name="Standard"><text:span text:style-name="T2">try{</text:span></text:p>
      <text:p text:style-name="Standard"><text:span text:style-name="T2">sb.doIt("hello", 3);</text:span></text:p>
      <text:p text:style-name="Standard"><text:span text:style-name="T2">}catch(Exception e){</text:span></text:p>
      <text:p text:style-name="Standard"><text:soft-page-break/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Overridden:hello(String,</text:span></text:p>
      <text:p text:style-name="Standard"><text:span text:style-name="T3">Integer[])</text:span></text:p>
      <text:p text:style-name="Standard"><text:span text:style-name="T3">B) hello (String, Integer[])</text:span></text:p>
      <text:p text:style-name="Standard"><text:span text:style-name="T3">C) This code throws exception at run time</text:span></text:p>
      <text:p text:style-name="Standard"><text:span text:style-name="T3">D) compile time error</text:span></text:p>
      <text:p text:style-name="P1"/>
      <text:p text:style-name="P1"/>
      <text:p text:style-name="Standard"><text:span text:style-name="T2">10. Pick runtime exception?....A. ClassCastException</text:span></text:p>
      <text:p text:style-name="Standard"><text:span text:style-name="T2">B. FileNotFoundException</text:span></text:p>
      <text:p text:style-name="Standard"><text:span text:style-name="T2">C. NullPointerException</text:span></text:p>
      <text:p text:style-name="Standard"><text:span text:style-name="T2">D. SecurityException</text:span></text:p>
      <text:p text:style-name="Standard"><text:span text:style-name="T2">E. Above all</text:span></text:p>
      <text:p text:style-name="Standard"><text:span text:style-name="T3">A) A,B,C</text:span></text:p>
      <text:p text:style-name="Standard"><text:span text:style-name="T3">B) C,D,E</text:span></text:p>
      <text:p text:style-name="Standard"><text:span text:style-name="T3">C) A,D,E</text:span></text:p>
      <text:p text:style-name="Standard"><text:span text:style-name="T3">D) A,C,D</text:span></text:p>
      <text:p text:style-name="Standard"><text:span text:style-name="T3">E) E</text:span></text:p>
      <text:p text:style-name="P1"/>
      <text:p text:style-name="P1"><text:soft-page-break/></text:p>
      <text:p text:style-name="Standard"><text:span text:style-name="T2">11. In multiple catch clause which of the following statements are valid?</text:span></text:p>
      <text:p text:style-name="Standard"><text:span text:style-name="T3">A) Super class block will execute first</text:span></text:p>
      <text:p text:style-name="Standard"><text:span text:style-name="T3">B) Sub class catch block will execute first</text:span></text:p>
      <text:p text:style-name="Standard"><text:span text:style-name="T3">C) Super class catch block will never execute</text:span></text:p>
      <text:p text:style-name="Standard"><text:span text:style-name="T3">D) Sub class catch block will never execute</text:span></text:p>
      <text:p text:style-name="P1"/>
      <text:p text:style-name="P1"/>
      <text:p text:style-name="Standard"><text:span text:style-name="T2">12. What is the output of the below code: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double x = 0, y = 5.4324;</text:span></text:p>
      <text:p text:style-name="Standard"><text:span text:style-name="T2">try {</text:span></text:p>
      <text:p text:style-name="Standard"><text:span text:style-name="T2">System.out.println( (y/x) );</text:span></text:p>
      <text:p text:style-name="Standard"><text:span text:style-name="T2">}</text:span></text:p>
      <text:p text:style-name="Standard"><text:span text:style-name="T2">catch (Exception e) {</text:span></text:p>
      <text:p text:style-name="Standard"><text:span text:style-name="T2">System.out.println("Exception");</text:span></text:p>
      <text:p text:style-name="Standard"><text:span text:style-name="T2">}</text:span></text:p>
      <text:p text:style-name="Standard"><text:span text:style-name="T2">catch (Throwable t) {</text:span></text:p>
      <text:p text:style-name="Standard"><text:span text:style-name="T2">System.out.println("Error");</text:span></text:p>
      <text:p text:style-name="Standard"><text:span text:style-name="T2">} } }</text:span></text:p>
      <text:p text:style-name="Standard"><text:soft-page-break/><text:span text:style-name="T3">A) Exception</text:span></text:p>
      <text:p text:style-name="Standard"><text:span text:style-name="T3">B) Error</text:span></text:p>
      <text:p text:style-name="Standard"><text:span text:style-name="T3">C) Infinity</text:span></text:p>
      <text:p text:style-name="Standard"><text:span text:style-name="T3">D) Exception Error</text:span></text:p>
      <text:p text:style-name="P1"/>
      <text:p text:style-name="P1"/>
      <text:p text:style-name="Standard"><text:span text:style-name="T2">13. What is the output of the below code:</text:span></text:p>
      <text:p text:style-name="Standard"><text:span text:style-name="T2">class OurCreatedException extends Exception{</text:span></text:p>
      <text:p text:style-name="Standard"><text:span text:style-name="T2">OurCreatedException(){</text:span></text:p>
      <text:p text:style-name="Standard"><text:span text:style-name="T2">super(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lass XYZ{</text:span></text:p>
      <text:p text:style-name="Standard"><text:span text:style-name="T2">public static void method(String name) throws OurCreatedException{</text:span></text:p>
      <text:p text:style-name="Standard"><text:span text:style-name="T2">if(name==null){</text:span></text:p>
      <text:p text:style-name="Standard"><text:span text:style-name="T2">throw new OurCreatedException();</text:span></text:p>
      <text:p text:style-name="Standard"><text:span text:style-name="T2">}</text:span></text:p>
      <text:p text:style-name="Standard"><text:span text:style-name="T2">else{</text:span></text:p>
      <text:p text:style-name="Standard"><text:span text:style-name="T2">System.out.println("Welcome "+name);</text:span></text:p>
      <text:p text:style-name="Standard"><text:span text:style-name="T2">}}</text:span></text:p>
      <text:p text:style-name="Standard"><text:span text:style-name="T2">}</text:span></text:p>
      <text:p text:style-name="Standard"><text:soft-page-break/><text:span text:style-name="T2">class Test{</text:span></text:p>
      <text:p text:style-name="Standard"><text:span text:style-name="T2">public static void main(String[] args) {</text:span></text:p>
      <text:p text:style-name="Standard"><text:span text:style-name="T2">XYZ.method("John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Welcome John</text:span></text:p>
      <text:p text:style-name="Standard"><text:span text:style-name="T3">B) null</text:span></text:p>
      <text:p text:style-name="Standard"><text:span text:style-name="T3">C) Compilation fails</text:span></text:p>
      <text:p text:style-name="Standard"><text:span text:style-name="T3">D) OurCreatedException thrown at run time</text:span></text:p>
      <text:p text:style-name="P1"/>
      <text:p text:style-name="P1"/>
      <text:p text:style-name="Standard"><text:span text:style-name="T2">14. What type of Exception Occurs at the following snippet code:</text:span></text:p>
      <text:p text:style-name="Standard"><text:span text:style-name="T2">Number n = new Integer(12);</text:span></text:p>
      <text:p text:style-name="Standard"><text:span text:style-name="T2">Double d = (Double)n;</text:span></text:p>
      <text:p text:style-name="Standard"><text:span text:style-name="T2">System.out.println(d);</text:span></text:p>
      <text:p text:style-name="Standard"><text:span text:style-name="T3">A) NumberFormatException</text:span></text:p>
      <text:p text:style-name="Standard"><text:span text:style-name="T3">B) ClassCastException</text:span></text:p>
      <text:p text:style-name="Standard"><text:span text:style-name="T3">C) InputMisMatchException</text:span></text:p>
      <text:p text:style-name="Standard"><text:span text:style-name="T3">D) None of the above</text:span></text:p>
      <text:p text:style-name="P1"/>
      <text:p text:style-name="P1"/>
      <text:p text:style-name="Standard"><text:soft-page-break/><text:span text:style-name="T2">15. What is the output of the below code:</text:span></text:p>
      <text:p text:style-name="Standard"><text:span text:style-name="T2">public class DemoProgram {</text:span></text:p>
      <text:p text:style-name="Standard"><text:span text:style-name="T2">public static void main(String[] args) {</text:span></text:p>
      <text:p text:style-name="Standard"><text:span text:style-name="T2">try{</text:span></text:p>
      <text:p text:style-name="Standard"><text:span text:style-name="T2">int a=0,b=10;</text:span></text:p>
      <text:p text:style-name="Standard"><text:span text:style-name="T2">int c=a/b;</text:span></text:p>
      <text:p text:style-name="Standard"><text:span text:style-name="T2">System.out.println("Hello");</text:span></text:p>
      <text:p text:style-name="Standard"><text:span text:style-name="T2">}catch(ArithmeticException e){</text:span></text:p>
      <text:p text:style-name="Standard"><text:span text:style-name="T2">System.out.println("world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world</text:span></text:p>
      <text:p text:style-name="Standard"><text:span text:style-name="T3">B) Hello</text:span></text:p>
      <text:p text:style-name="Standard"><text:span text:style-name="T3">C) ArithmeticException</text:span></text:p>
      <text:p text:style-name="Standard"><text:span text:style-name="T3">D) Compilation fails</text:span></text:p>
      <text:p text:style-name="P1"/>
      <text:p text:style-name="P1"/>
      <text:p text:style-name="Standard"><text:span text:style-name="T2">16. What type of exception occurs in the below code: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oft-page-break/><text:span text:style-name="T2">try{</text:span></text:p>
      <text:p text:style-name="Standard"><text:span text:style-name="T2">int[] array = {1,3,5,6};</text:span></text:p>
      <text:p text:style-name="Standard"><text:span text:style-name="T2">System.out.println(array[-1]);</text:span></text:p>
      <text:p text:style-name="Standard"><text:span text:style-name="T2">}catch(NegativeArraySizeException ne){</text:span></text:p>
      <text:p text:style-name="Standard"><text:span text:style-name="T2">ne.printStackTrace();</text:span></text:p>
      <text:p text:style-name="Standard"><text:span text:style-name="T2">}</text:span></text:p>
      <text:p text:style-name="Standard"><text:span text:style-name="T2">catch(ArrayIndexOutOfBoundsException ae){ae.printStackTrace(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NegativeArraySizeException</text:span></text:p>
      <text:p text:style-name="Standard"><text:span text:style-name="T3">B) ArrayIndexOutOfBoundsException</text:span></text:p>
      <text:p text:style-name="Standard"><text:span text:style-name="T3">C) both a &amp; b</text:span></text:p>
      <text:p text:style-name="Standard"><text:span text:style-name="T3">D) none of the above mentioned</text:span></text:p>
      <text:p text:style-name="P1"/>
      <text:p text:style-name="P1"/>
      <text:p text:style-name="P1"/>
      <text:p text:style-name="Standard"><text:span text:style-name="T2">17. Given that the current directory is empty, and that the user has read and write</text:span></text:p>
      <text:p text:style-name="Standard"><text:span text:style-name="T2">permissions, and</text:span></text:p>
      <text:p text:style-name="Standard"><text:span text:style-name="T2">the following:</text:span></text:p>
      <text:p text:style-name="Standard"><text:span text:style-name="T2">11. import java.io.*;</text:span></text:p>
      <text:p text:style-name="Standard"><text:soft-page-break/><text:span text:style-name="T2">12. public class DOS {</text:span></text:p>
      <text:p text:style-name="Standard"><text:span text:style-name="T2">13. public static void main(String[] args) {</text:span></text:p>
      <text:p text:style-name="Standard"><text:span text:style-name="T2">14. File dir = new File("dir");</text:span></text:p>
      <text:p text:style-name="Standard"><text:span text:style-name="T2">15. dir.mkdir();</text:span></text:p>
      <text:p text:style-name="Standard"><text:span text:style-name="T2">16. File f1 = new File(dir, "f1.txt");</text:span></text:p>
      <text:p text:style-name="Standard"><text:span text:style-name="T2">17. try {</text:span></text:p>
      <text:p text:style-name="Standard"><text:span text:style-name="T2">18. f1.createNewFile();</text:span></text:p>
      <text:p text:style-name="Standard"><text:span text:style-name="T2">19. } catch (IOException e) { ; }</text:span></text:p>
      <text:p text:style-name="Standard"><text:span text:style-name="T2">20. File newDir = new File("newDir");</text:span></text:p>
      <text:p text:style-name="Standard"><text:span text:style-name="T2">21. dir.renameTo(newDir);</text:span></text:p>
      <text:p text:style-name="Standard"><text:span text:style-name="T2">22. }</text:span></text:p>
      <text:p text:style-name="Standard"><text:span text:style-name="T2">23. }</text:span></text:p>
      <text:p text:style-name="Standard"><text:span text:style-name="T2">Which statement is true?</text:span></text:p>
      <text:p text:style-name="Standard"><text:span text:style-name="T2">A. Compilation fails.</text:span></text:p>
      <text:p text:style-name="Standard"><text:span text:style-name="T2">B. The file system has a new empty directory named dir.</text:span></text:p>
      <text:p text:style-name="Standard"><text:span text:style-name="T2">C. The file system has a new empty directory named newDir.</text:span></text:p>
      <text:p text:style-name="Standard"><text:span text:style-name="T2">D. The file system has a directory named dir, containing a file f1.txt.</text:span></text:p>
      <text:p text:style-name="Standard"><text:span text:style-name="T2">E. The file system has a directory named newDir, containing a file f1.txt.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C</text:span></text:p>
      <text:p text:style-name="Standard"><text:soft-page-break/><text:span text:style-name="T3">D) D</text:span></text:p>
      <text:p text:style-name="Standard"><text:span text:style-name="T3">E) E</text:span></text:p>
      <text:p text:style-name="P1"/>
      <text:p text:style-name="P1"/>
      <text:p text:style-name="P1"/>
      <text:p text:style-name="P1"/>
      <text:p text:style-name="Standard"><text:span text:style-name="T2">18. What will be the result of compiling and run the</text:span></text:p>
      <text:p text:style-name="Standard"><text:span text:style-name="T2">following code:</text:span></text:p>
      <text:p text:style-name="Standard"><text:span text:style-name="T2">import java.io.File;</text:span></text:p>
      <text:p text:style-name="Standard"><text:span text:style-name="T2">public class Test {</text:span></text:p>
      <text:p text:style-name="Standard"><text:span text:style-name="T2">public static void main(String... args) throws Exception {</text:span></text:p>
      <text:p text:style-name="Standard"><text:span text:style-name="T2">File myDir = new File("test");</text:span></text:p>
      <text:p text:style-name="Standard"><text:span text:style-name="T2">// myDir.mkdir();</text:span></text:p>
      <text:p text:style-name="Standard"><text:span text:style-name="T2">File myFile = new File( myDir, "test.txt");</text:span></text:p>
      <text:p text:style-name="Standard"><text:span text:style-name="T2">myFile.createNewFile();</text:span></text:p>
      <text:p text:style-name="Standard"><text:span text:style-name="T2">}}</text:span></text:p>
      <text:p text:style-name="Standard"><text:span text:style-name="T3">A) create directory "test" and a file name as "test.txt</text:span></text:p>
      <text:p text:style-name="Standard"><text:span text:style-name="T3">B) java.io.IOException</text:span></text:p>
      <text:p text:style-name="Standard"><text:span text:style-name="T3">C) Compile with error</text:span></text:p>
      <text:p text:style-name="Standard"><text:span text:style-name="T3">D) None of the above</text:span></text:p>
      <text:p text:style-name="P1"/>
      <text:p text:style-name="P1"><text:soft-page-break/></text:p>
      <text:p text:style-name="Standard"><text:span text:style-name="T2">19. <text:s/>Which of the following is correct about junit?</text:span></text:p>
      <text:p text:style-name="Standard"><text:span text:style-name="T3">a)It is an open source framework.</text:span></text:p>
      <text:p text:style-name="Standard"><text:span text:style-name="T3">b)It provides Annotation to identify</text:span></text:p>
      <text:p text:style-name="Standard"><text:span text:style-name="T3">the test methods.</text:span></text:p>
      <text:p text:style-name="Standard"><text:span text:style-name="T3">c) It provides Assertions for testing</text:span></text:p>
      <text:p text:style-name="Standard"><text:span text:style-name="T3">Expected results</text:span></text:p>
      <text:p text:style-name="Standard"><text:span text:style-name="T3">d)All of the above</text:span></text:p>
      <text:p text:style-name="P1"/>
      <text:p text:style-name="P1"/>
      <text:p text:style-name="Standard"><text:span text:style-name="T2">20. Name the pattern which involves a single class which is responsible to create an object while</text:span></text:p>
      <text:p text:style-name="Standard"><text:span text:style-name="T2">making sure that only single object gets created?</text:span></text:p>
      <text:p text:style-name="P1"/>
      <text:p text:style-name="P1"/>
      <text:p text:style-name="P1"/>
      <text:p text:style-name="Standard"><text:span text:style-name="T2">21. What is the output of this program?</text:span></text:p>
      <text:p text:style-name="Standard"><text:span text:style-name="T2">import java.util.*;</text:span></text:p>
      <text:p text:style-name="Standard"><text:span text:style-name="T2">public class genericstack &lt;E&gt; {</text:span></text:p>
      <text:p text:style-name="Standard"><text:span text:style-name="T2">Stack &lt;E&gt; stk = new Stack &lt;E&gt;();</text:span></text:p>
      <text:p text:style-name="Standard"><text:span text:style-name="T2">public void push(E obj) {</text:span></text:p>
      <text:p text:style-name="Standard"><text:span text:style-name="T2">stk.push(obj);</text:span></text:p>
      <text:p text:style-name="Standard"><text:soft-page-break/><text:span text:style-name="T2">}</text:span></text:p>
      <text:p text:style-name="Standard"><text:span text:style-name="T2">public E pop() {</text:span></text:p>
      <text:p text:style-name="Standard"><text:span text:style-name="T2">E obj = stk.pop();</text:span></text:p>
      <text:p text:style-name="Standard"><text:span text:style-name="T2">return obj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lass Output {</text:span></text:p>
      <text:p text:style-name="Standard"><text:span text:style-name="T2">public static void main(String args[])</text:span></text:p>
      <text:p text:style-name="Standard"><text:span text:style-name="T2">{</text:span></text:p>
      <text:p text:style-name="Standard"><text:span text:style-name="T2">genericstack &lt;String&gt; gs = new gene</text:span></text:p>
      <text:p text:style-name="Standard"><text:span text:style-name="T2">ricstack&lt;String&gt;();</text:span></text:p>
      <text:p text:style-name="Standard"><text:span text:style-name="T2">gs.push("Hello");</text:span></text:p>
      <text:p text:style-name="Standard"><text:span text:style-name="T2">System.out.print(gs.pop() + " ");</text:span></text:p>
      <text:p text:style-name="Standard"><text:span text:style-name="T2">genericstack &lt;Integer&gt; gs = new gen</text:span></text:p>
      <text:p text:style-name="Standard"><text:span text:style-name="T2">ericstack&lt;Integer&gt;();</text:span></text:p>
      <text:p text:style-name="Standard"><text:span text:style-name="T2">gs.push(36);</text:span></text:p>
      <text:p text:style-name="Standard"><text:span text:style-name="T2">System.out.println(gs.pop(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Error</text:span></text:p>
      <text:p text:style-name="Standard"><text:span text:style-name="T3">b) Hello</text:span></text:p>
      <text:p text:style-name="Standard"><text:soft-page-break/><text:span text:style-name="T3">c) 36</text:span></text:p>
      <text:p text:style-name="Standard"><text:span text:style-name="T3">d) Hello 36</text:span></text:p>
      <text:p text:style-name="P1"/>
      <text:p text:style-name="P1"/>
      <text:p text:style-name="Standard"><text:span text:style-name="T2">22. What is the output of this program?</text:span></text:p>
      <text:p text:style-name="Standard"><text:span text:style-name="T2">import java.util.*;</text:span></text:p>
      <text:p text:style-name="Standard"><text:span text:style-name="T2">class Collection_Algos {</text:span></text:p>
      <text:p text:style-name="Standard"><text:span text:style-name="T2">public static void main(String args[])</text:span></text:p>
      <text:p text:style-name="Standard"><text:span text:style-name="T2">{LinkedList list = new LinkedList();</text:span></text:p>
      <text:p text:style-name="Standard"><text:span text:style-name="T2">list.add(new Integer(2));</text:span></text:p>
      <text:p text:style-name="Standard"><text:span text:style-name="T2">list.add(new Integer(8));</text:span></text:p>
      <text:p text:style-name="Standard"><text:span text:style-name="T2">list.add(new Integer(5));</text:span></text:p>
      <text:p text:style-name="Standard"><text:span text:style-name="T2">list.add(new Integer(1));</text:span></text:p>
      <text:p text:style-name="Standard"><text:span text:style-name="T2">Iterator i = list.iterator();</text:span></text:p>
      <text:p text:style-name="Standard"><text:span text:style-name="T2">Collections.reverse(list);</text:span></text:p>
      <text:p text:style-name="Standard"><text:span text:style-name="T2">Collections.sort(list);</text:span></text:p>
      <text:p text:style-name="Standard"><text:span text:style-name="T2">while(i.hasNext())</text:span></text:p>
      <text:p text:style-name="Standard"><text:span text:style-name="T2">System.out.print(i.next() + " 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2 8 5 1</text:span></text:p>
      <text:p text:style-name="Standard"><text:soft-page-break/><text:span text:style-name="T3">b) 1 5 8 2</text:span></text:p>
      <text:p text:style-name="Standard"><text:span text:style-name="T3">c) 1 2 5 8</text:span></text:p>
      <text:p text:style-name="Standard"><text:span text:style-name="T3">d) 2 1 8 5</text:span></text:p>
      <text:p text:style-name="P1"/>
      <text:p text:style-name="P1"/>
      <text:p text:style-name="Standard"><text:span text:style-name="T2">23. What is the output of this program?</text:span></text:p>
      <text:p text:style-name="Standard"><text:span text:style-name="T2">import java.util.*;</text:span></text:p>
      <text:p text:style-name="Standard"><text:span text:style-name="T2">class Bitset {</text:span></text:p>
      <text:p text:style-name="Standard"><text:span text:style-name="T2">public static void main(String args[])</text:span></text:p>
      <text:p text:style-name="Standard"><text:span text:style-name="T2">{</text:span></text:p>
      <text:p text:style-name="Standard"><text:span text:style-name="T2">BitSet obj = new BitSet(5);</text:span></text:p>
      <text:p text:style-name="Standard"><text:span text:style-name="T2">for (int i = 0; i &lt; 5; ++i)</text:span></text:p>
      <text:p text:style-name="Standard"><text:span text:style-name="T2">obj.set(i);</text:span></text:p>
      <text:p text:style-name="Standard"><text:span text:style-name="T2">obj.clear(2);</text:span></text:p>
      <text:p text:style-name="Standard"><text:span text:style-name="T2">System.out.print(obj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{0, 1, 3, 4}</text:span></text:p>
      <text:p text:style-name="Standard"><text:span text:style-name="T3">b) {0, 1, 2, 4}</text:span></text:p>
      <text:p text:style-name="Standard"><text:span text:style-name="T3">c) {0, 1, 2, 3, 4}</text:span></text:p>
      <text:p text:style-name="Standard"><text:span text:style-name="T3">d) {0, 0, 0, 3, 4}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324" meta:word-count="1148" meta:character-count="7204" meta:non-whitespace-character-count="6379"/>
    <meta:generator>LibreOfficeDev/6.0.5.2$Linux_X86_64 LibreOffice_project/</meta:generator>
  </office:meta>
</office:document-meta>
</file>